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F00000034DA6ECA8521D2513F2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10.561cm" draw:transform="rotate (1.5707963267949) translate (5.41cm 24.515cm)">
          <draw:image xlink:href="Pictures/10000000000005F00000034DA6ECA8521D2513F2.jpg" xlink:type="simple" xlink:show="embed" xlink:actuate="onLoad" loext:mime-type="image/jpeg">
            <text:p/>
          </draw:image>
        </draw:frame>
        <draw:frame draw:style-name="gr1" draw:text-style-name="P1" draw:layer="layout" svg:width="26.476cm" svg:height="14.717cm" draw:transform="rotate (1.5707963267949) translate (1.254cm 24.515cm)">
          <draw:image xlink:href="Pictures/10000000000005F00000034DA6ECA8521D2513F2.jpg" xlink:type="simple" xlink:show="embed" xlink:actuate="onLoad" loext:mime-type="image/jpeg">
            <text:p/>
          </draw:image>
        </draw:frame>
        <draw:frame draw:style-name="gr1" draw:text-style-name="P1" draw:layer="layout" svg:width="33.129cm" svg:height="18.415cm" draw:transform="rotate (1.5707963267949) translate (1.254cm 31.168cm)">
          <draw:image xlink:href="Pictures/10000000000005F00000034DA6ECA8521D2513F2.jpg" xlink:type="simple" xlink:show="embed" xlink:actuate="onLoad" loext:mime-type="image/jpe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8-03T12:47:41.398333473</dc:date>
    <meta:editing-duration>PT4M31S</meta:editing-duration>
    <meta:editing-cycles>7</meta:editing-cycles>
    <meta:generator>LibreOffice/6.4.4.2$Linux_X86_64 LibreOffice_project/40$Build-2</meta:generator>
    <meta:print-date>2020-07-07T18:46:45.259951840</meta:print-date>
    <meta:document-statistic meta:object-count="3"/>
  </office:meta>
</office:document-meta>
</file>